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entium Book Basic" fo:font-size="32pt" fo:font-style="italic" officeooo:rsid="00188c7e" officeooo:paragraph-rsid="00188c7e" style:font-size-asian="32pt" style:font-style-asian="italic" style:font-size-complex="32pt" style:font-style-complex="italic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style="normal" style:font-size-asian="60pt" style:font-style-asian="normal" style:font-size-complex="60pt" style:font-style-complex="normal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style="normal" style:font-size-asian="48pt" style:font-style-asian="normal" style:font-size-complex="48pt" style:font-style-complex="normal"/>
    </style:style>
    <style:style style:name="T5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</text:span><text:span text:style-name="T5">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48:15.115762346</meta:creation-date>
    <dc:date>2024-11-11T19:05:28.402846398</dc:date>
    <meta:editing-duration>PT2H22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